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71cm"/>
    </style:style>
    <style:style style:name="gr2" style:family="graphic" style:parent-style-name="standard">
      <style:graphic-properties draw:stroke="none" svg:stroke-color="#000000" draw:fill="none" draw:fill-color="#ffffff" fo:min-height="2.29cm"/>
    </style:style>
    <style:style style:name="gr3" style:family="graphic" style:parent-style-name="standard">
      <style:graphic-properties draw:stroke="none" svg:stroke-color="#000000" draw:fill="none" draw:fill-color="#ffffff" fo:min-height="2.413cm"/>
    </style:style>
    <style:style style:name="gr4" style:family="graphic" style:parent-style-name="standard">
      <style:graphic-properties draw:stroke="none" svg:stroke-color="#000000" draw:fill="none" draw:fill-color="#ffffff" fo:min-height="2.28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326cm"/>
    </style:style>
    <style:style style:name="gr7" style:family="graphic" style:parent-style-name="standard">
      <style:graphic-properties draw:stroke="none" svg:stroke-color="#000000" draw:fill="none" draw:fill-color="#ffffff" fo:min-height="2.163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1.528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4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12pt"/>
    </style:style>
    <style:style style:name="P9" style:family="paragraph">
      <style:paragraph-properties style:text-autospace="none"/>
      <style:text-properties fo:font-size="12pt"/>
    </style:style>
    <style:style style:name="P10" style:family="paragraph">
      <style:paragraph-properties style:text-autospace="none"/>
      <style:text-properties fo:font-size="18pt"/>
    </style:style>
    <style:style style:name="P11" style:family="paragraph">
      <style:text-properties fo:font-size="14pt"/>
    </style:style>
    <style:style style:name="T1" style:family="text"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3" draw:layer="layout" svg:width="1.778cm" svg:height="2.921cm" svg:x="8.239cm" svg:y="1.381cm">
          <draw:text-box>
            <text:p text:style-name="P1"><text:span text:style-name="T1">O|X|</text:span></text:p>
            <text:p text:style-name="P1"><text:span text:style-name="T1">-+-+-</text:span></text:p>
            <text:p text:style-name="P1"><text:span text:style-name="T1">O| |X</text:span></text:p>
            <text:p text:style-name="P1"><text:span text:style-name="T1">-+-+-</text:span></text:p>
            <text:p text:style-name="P2"><text:span text:style-name="T1">X| |O</text:span></text:p>
          </draw:text-box>
        </draw:frame>
        <draw:frame draw:style-name="gr2" draw:text-style-name="P3" draw:layer="layout" svg:width="1.651cm" svg:height="2.54cm" svg:x="1.889cm" svg:y="4.937cm">
          <draw:text-box>
            <text:p text:style-name="P1"><text:span text:style-name="T1">O|X|X</text:span></text:p>
            <text:p text:style-name="P1"><text:span text:style-name="T1">-+-+-</text:span></text:p>
            <text:p text:style-name="P1"><text:span text:style-name="T1">O| |X</text:span></text:p>
            <text:p text:style-name="P1"><text:span text:style-name="T1">-+-+-</text:span></text:p>
            <text:p text:style-name="P2"><text:span text:style-name="T1">X| |O</text:span></text:p>
          </draw:text-box>
        </draw:frame>
        <draw:frame draw:style-name="gr3" draw:text-style-name="P4" draw:layer="layout" svg:width="1.905cm" svg:height="2.663cm" svg:x="8.493cm" svg:y="8.37cm">
          <draw:text-box>
            <text:p text:style-name="P1"><text:span text:style-name="T1">O|X|</text:span></text:p>
            <text:p text:style-name="P1"><text:span text:style-name="T1">-+-+-</text:span></text:p>
            <text:p text:style-name="P1"><text:span text:style-name="T1">O|X|X</text:span></text:p>
            <text:p text:style-name="P1"><text:span text:style-name="T1">-+-+-</text:span></text:p>
            <text:p text:style-name="P2"><text:span text:style-name="T1">X|O|O</text:span></text:p>
          </draw:text-box>
        </draw:frame>
        <draw:frame draw:style-name="gr4" draw:text-style-name="P4" draw:layer="layout" svg:width="2.032cm" svg:height="2.536cm" svg:x="16.24cm" svg:y="5.068cm">
          <draw:text-box>
            <text:p text:style-name="P1"><text:span text:style-name="T1">O|X|</text:span></text:p>
            <text:p text:style-name="P1"><text:span text:style-name="T1">-+-+-</text:span></text:p>
            <text:p text:style-name="P1"><text:span text:style-name="T1">O| |X</text:span></text:p>
            <text:p text:style-name="P1"><text:span text:style-name="T1">-+-+-</text:span></text:p>
            <text:p text:style-name="P2"><text:span text:style-name="T1">X|X|O</text:span></text:p>
          </draw:text-box>
        </draw:frame>
        <draw:line draw:style-name="gr5" draw:text-style-name="P5" draw:layer="layout" svg:x1="7.985cm" svg:y1="3.54cm" svg:x2="3.794cm" svg:y2="4.81cm">
          <text:p/>
        </draw:line>
        <draw:line draw:style-name="gr5" draw:text-style-name="P5" draw:layer="layout" svg:x1="8.874cm" svg:y1="3.794cm" svg:x2="8.874cm" svg:y2="4.556cm">
          <text:p/>
        </draw:line>
        <draw:line draw:style-name="gr5" draw:text-style-name="P5" draw:layer="layout" svg:x1="9.89cm" svg:y1="3.54cm" svg:x2="15.986cm" svg:y2="4.81cm">
          <text:p/>
        </draw:line>
        <draw:frame draw:style-name="gr6" draw:text-style-name="P3" draw:layer="layout" svg:width="1.778cm" svg:height="2.576cm" svg:x="1.254cm" svg:y="8.457cm">
          <draw:text-box>
            <text:p text:style-name="P1"><text:span text:style-name="T1">O|X|X</text:span></text:p>
            <text:p text:style-name="P1"><text:span text:style-name="T1">-+-+-</text:span></text:p>
            <text:p text:style-name="P1"><text:span text:style-name="T1">O|O|X</text:span></text:p>
            <text:p text:style-name="P1"><text:span text:style-name="T1">-+-+-</text:span></text:p>
            <text:p text:style-name="P2"><text:span text:style-name="T1">X| |O</text:span></text:p>
          </draw:text-box>
        </draw:frame>
        <draw:frame draw:style-name="gr7" draw:text-style-name="P3" draw:layer="layout" svg:width="1.778cm" svg:height="2.413cm" svg:x="3.413cm" svg:y="8.493cm">
          <draw:text-box>
            <text:p text:style-name="P1"><text:span text:style-name="T1">O|X|X</text:span></text:p>
            <text:p text:style-name="P1"><text:span text:style-name="T1">-+-+-</text:span></text:p>
            <text:p text:style-name="P1"><text:span text:style-name="T1">O| |X</text:span></text:p>
            <text:p text:style-name="P1"><text:span text:style-name="T1">-+-+-</text:span></text:p>
            <text:p text:style-name="P2"><text:span text:style-name="T1">X|O|O</text:span></text:p>
          </draw:text-box>
        </draw:frame>
        <draw:frame draw:style-name="gr3" draw:text-style-name="P4" draw:layer="layout" svg:width="1.905cm" svg:height="2.663cm" svg:x="6.08cm" svg:y="8.37cm">
          <draw:text-box>
            <text:p text:style-name="P1"><text:span text:style-name="T1">O|X|O</text:span></text:p>
            <text:p text:style-name="P1"><text:span text:style-name="T1">-+-+-</text:span></text:p>
            <text:p text:style-name="P1"><text:span text:style-name="T1">O|X|X</text:span></text:p>
            <text:p text:style-name="P1"><text:span text:style-name="T1">-+-+-</text:span></text:p>
            <text:p text:style-name="P2"><text:span text:style-name="T1">X| |O</text:span></text:p>
          </draw:text-box>
        </draw:frame>
        <draw:frame draw:style-name="gr3" draw:text-style-name="P4" draw:layer="layout" svg:width="1.905cm" svg:height="2.663cm" svg:x="8.24cm" svg:y="4.942cm">
          <draw:text-box>
            <text:p text:style-name="P1"><text:span text:style-name="T1">O|X|</text:span></text:p>
            <text:p text:style-name="P1"><text:span text:style-name="T1">-+-+-</text:span></text:p>
            <text:p text:style-name="P1"><text:span text:style-name="T1">O|X|X</text:span></text:p>
            <text:p text:style-name="P1"><text:span text:style-name="T1">-+-+-</text:span></text:p>
            <text:p text:style-name="P2"><text:span text:style-name="T1">X| |O</text:span></text:p>
          </draw:text-box>
        </draw:frame>
        <draw:frame draw:style-name="gr4" draw:text-style-name="P4" draw:layer="layout" svg:width="2.032cm" svg:height="2.536cm" svg:x="12.684cm" svg:y="8.493cm">
          <draw:text-box>
            <text:p text:style-name="P1"><text:span text:style-name="T1">O|X|O</text:span></text:p>
            <text:p text:style-name="P1"><text:span text:style-name="T1">-+-+-</text:span></text:p>
            <text:p text:style-name="P1"><text:span text:style-name="T1">O| |X</text:span></text:p>
            <text:p text:style-name="P1"><text:span text:style-name="T1">-+-+-</text:span></text:p>
            <text:p text:style-name="P2"><text:span text:style-name="T1">X|X|O</text:span></text:p>
          </draw:text-box>
        </draw:frame>
        <draw:frame draw:style-name="gr4" draw:text-style-name="P4" draw:layer="layout" svg:width="2.032cm" svg:height="2.536cm" svg:x="16.113cm" svg:y="8.37cm">
          <draw:text-box>
            <text:p text:style-name="P1"><text:span text:style-name="T1">O|X|</text:span></text:p>
            <text:p text:style-name="P1"><text:span text:style-name="T1">-+-+-</text:span></text:p>
            <text:p text:style-name="P1"><text:span text:style-name="T1">O|O|X</text:span></text:p>
            <text:p text:style-name="P1"><text:span text:style-name="T1">-+-+-</text:span></text:p>
            <text:p text:style-name="P2"><text:span text:style-name="T1">X|X|O</text:span></text:p>
          </draw:text-box>
        </draw:frame>
        <draw:line draw:style-name="gr5" draw:text-style-name="P5" draw:layer="layout" svg:x1="2.524cm" svg:y1="7.35cm" svg:x2="2.016cm" svg:y2="8.112cm">
          <text:p/>
        </draw:line>
        <draw:line draw:style-name="gr5" draw:text-style-name="P5" draw:layer="layout" svg:x1="2.778cm" svg:y1="7.477cm" svg:x2="3.667cm" svg:y2="8.239cm">
          <text:p/>
        </draw:line>
        <draw:line draw:style-name="gr5" draw:text-style-name="P5" draw:layer="layout" svg:x1="8.239cm" svg:y1="7.35cm" svg:x2="7.223cm" svg:y2="8.112cm">
          <text:p/>
        </draw:line>
        <draw:line draw:style-name="gr5" draw:text-style-name="P5" draw:layer="layout" svg:x1="8.62cm" svg:y1="7.35cm" svg:x2="9.128cm" svg:y2="8.112cm">
          <text:p/>
        </draw:line>
        <draw:line draw:style-name="gr5" draw:text-style-name="P5" draw:layer="layout" svg:x1="16.24cm" svg:y1="7.477cm" svg:x2="13.827cm" svg:y2="8.239cm">
          <text:p/>
        </draw:line>
        <draw:line draw:style-name="gr5" draw:text-style-name="P5" draw:layer="layout" svg:x1="16.748cm" svg:y1="7.477cm" svg:x2="16.875cm" svg:y2="8.112cm">
          <text:p/>
        </draw:line>
        <draw:frame draw:style-name="gr6" draw:text-style-name="P3" draw:layer="layout" svg:width="1.778cm" svg:height="2.576cm" svg:x="1.254cm" svg:y="12.013cm">
          <draw:text-box>
            <text:p text:style-name="P1"><text:span text:style-name="T1">O|X|X</text:span></text:p>
            <text:p text:style-name="P1"><text:span text:style-name="T1">-+-+-</text:span></text:p>
            <text:p text:style-name="P1"><text:span text:style-name="T1">O|O|X</text:span></text:p>
            <text:p text:style-name="P1"><text:span text:style-name="T1">-+-+-</text:span></text:p>
            <text:p text:style-name="P2"><text:span text:style-name="T1">X|X|O</text:span></text:p>
          </draw:text-box>
        </draw:frame>
        <draw:frame draw:style-name="gr7" draw:text-style-name="P3" draw:layer="layout" svg:width="1.778cm" svg:height="2.413cm" svg:x="3.286cm" svg:y="11.922cm">
          <draw:text-box>
            <text:p text:style-name="P1"><text:span text:style-name="T1">O|X|X</text:span></text:p>
            <text:p text:style-name="P1"><text:span text:style-name="T1">-+-+-</text:span></text:p>
            <text:p text:style-name="P1"><text:span text:style-name="T1">O|X|X</text:span></text:p>
            <text:p text:style-name="P1"><text:span text:style-name="T1">-+-+-</text:span></text:p>
            <text:p text:style-name="P2"><text:span text:style-name="T1">X|O|O</text:span></text:p>
          </draw:text-box>
        </draw:frame>
        <draw:frame draw:style-name="gr3" draw:text-style-name="P4" draw:layer="layout" svg:width="1.905cm" svg:height="2.663cm" svg:x="5.953cm" svg:y="11.799cm">
          <draw:text-box>
            <text:p text:style-name="P1"><text:span text:style-name="T1">O|X|O</text:span></text:p>
            <text:p text:style-name="P1"><text:span text:style-name="T1">-+-+-</text:span></text:p>
            <text:p text:style-name="P1"><text:span text:style-name="T1">O|X|X</text:span></text:p>
            <text:p text:style-name="P1"><text:span text:style-name="T1">-+-+-</text:span></text:p>
            <text:p text:style-name="P2"><text:span text:style-name="T1">X|X|O</text:span></text:p>
          </draw:text-box>
        </draw:frame>
        <draw:frame draw:style-name="gr3" draw:text-style-name="P4" draw:layer="layout" svg:width="1.905cm" svg:height="2.663cm" svg:x="8.366cm" svg:y="11.795cm">
          <draw:text-box>
            <text:p text:style-name="P1"><text:span text:style-name="T1">O|X|X</text:span></text:p>
            <text:p text:style-name="P1"><text:span text:style-name="T1">-+-+-</text:span></text:p>
            <text:p text:style-name="P1"><text:span text:style-name="T1">O|X|X</text:span></text:p>
            <text:p text:style-name="P1"><text:span text:style-name="T1">-+-+-</text:span></text:p>
            <text:p text:style-name="P2"><text:span text:style-name="T1">X|O|O</text:span></text:p>
          </draw:text-box>
        </draw:frame>
        <draw:frame draw:style-name="gr4" draw:text-style-name="P4" draw:layer="layout" svg:width="2.032cm" svg:height="2.536cm" svg:x="12.43cm" svg:y="11.668cm">
          <draw:text-box>
            <text:p text:style-name="P1"><text:span text:style-name="T1">O|X|O</text:span></text:p>
            <text:p text:style-name="P1"><text:span text:style-name="T1">-+-+-</text:span></text:p>
            <text:p text:style-name="P1"><text:span text:style-name="T1">O|X|X</text:span></text:p>
            <text:p text:style-name="P1"><text:span text:style-name="T1">-+-+-</text:span></text:p>
            <text:p text:style-name="P2"><text:span text:style-name="T1">X|X|O</text:span></text:p>
          </draw:text-box>
        </draw:frame>
        <draw:frame draw:style-name="gr4" draw:text-style-name="P4" draw:layer="layout" svg:width="2.032cm" svg:height="2.536cm" svg:x="15.859cm" svg:y="11.545cm">
          <draw:text-box>
            <text:p text:style-name="P1"><text:span text:style-name="T1">O|X|X</text:span></text:p>
            <text:p text:style-name="P1"><text:span text:style-name="T1">-+-+-</text:span></text:p>
            <text:p text:style-name="P1"><text:span text:style-name="T1">O|O|X</text:span></text:p>
            <text:p text:style-name="P1"><text:span text:style-name="T1">-+-+-</text:span></text:p>
            <text:p text:style-name="P2"><text:span text:style-name="T1">X|X|O</text:span></text:p>
          </draw:text-box>
        </draw:frame>
        <draw:line draw:style-name="gr5" draw:text-style-name="P5" draw:layer="layout" svg:x1="2.016cm" svg:y1="10.906cm" svg:x2="2.016cm" svg:y2="11.922cm">
          <text:p/>
        </draw:line>
        <draw:line draw:style-name="gr5" draw:text-style-name="P5" draw:layer="layout" svg:x1="4.048cm" svg:y1="10.906cm" svg:x2="4.048cm" svg:y2="11.922cm">
          <text:p/>
        </draw:line>
        <draw:line draw:style-name="gr5" draw:text-style-name="P5" draw:layer="layout" svg:x1="6.715cm" svg:y1="10.906cm" svg:x2="6.715cm" svg:y2="11.668cm">
          <text:p/>
        </draw:line>
        <draw:line draw:style-name="gr5" draw:text-style-name="P5" draw:layer="layout" svg:x1="9.255cm" svg:y1="10.779cm" svg:x2="9.255cm" svg:y2="11.668cm">
          <text:p/>
        </draw:line>
        <draw:line draw:style-name="gr5" draw:text-style-name="P5" draw:layer="layout" svg:x1="13.319cm" svg:y1="10.779cm" svg:x2="13.319cm" svg:y2="11.541cm">
          <text:p/>
        </draw:line>
        <draw:line draw:style-name="gr5" draw:text-style-name="P5" draw:layer="layout" svg:x1="16.748cm" svg:y1="10.779cm" svg:x2="16.748cm" svg:y2="11.541cm">
          <text:p/>
        </draw:line>
        <draw:frame draw:style-name="gr8" draw:text-style-name="P6" draw:layer="layout" svg:width="1.27cm" svg:height="1.143cm" svg:x="16.24cm" svg:y="14.208cm">
          <draw:text-box>
            <text:p><text:span text:style-name="T2">-1</text:span></text:p>
          </draw:text-box>
        </draw:frame>
        <draw:frame draw:style-name="gr8" draw:text-style-name="P6" draw:layer="layout" svg:width="1.27cm" svg:height="1.143cm" svg:x="12.811cm" svg:y="14.208cm">
          <draw:text-box>
            <text:p><text:span text:style-name="T2">+1</text:span></text:p>
          </draw:text-box>
        </draw:frame>
        <draw:frame draw:style-name="gr8" draw:text-style-name="P6" draw:layer="layout" svg:width="1.27cm" svg:height="1.143cm" svg:x="5.953cm" svg:y="14.335cm">
          <draw:text-box>
            <text:p><text:span text:style-name="T2">+1</text:span></text:p>
          </draw:text-box>
        </draw:frame>
        <draw:frame draw:style-name="gr8" draw:text-style-name="P6" draw:layer="layout" svg:width="1.27cm" svg:height="1.143cm" svg:x="1.508cm" svg:y="14.462cm">
          <draw:text-box>
            <text:p><text:span text:style-name="T2">-1</text:span></text:p>
          </draw:text-box>
        </draw:frame>
        <draw:frame draw:style-name="gr8" draw:text-style-name="P6" draw:layer="layout" svg:width="1.27cm" svg:height="1.143cm" svg:x="3.413cm" svg:y="14.462cm">
          <draw:text-box>
            <text:p><text:span text:style-name="T2">+1</text:span></text:p>
          </draw:text-box>
        </draw:frame>
        <draw:frame draw:style-name="gr8" draw:text-style-name="P6" draw:layer="layout" svg:width="1.27cm" svg:height="1.143cm" svg:x="8.62cm" svg:y="14.335cm">
          <draw:text-box>
            <text:p><text:span text:style-name="T2">+1</text:span></text:p>
          </draw:text-box>
        </draw:frame>
        <draw:frame draw:style-name="gr9" draw:text-style-name="P7" draw:layer="layout" svg:width="2.016cm" svg:height="1.778cm" svg:x="-0.143cm" svg:y="8.874cm">
          <draw:text-box>
            <text:p><text:span text:style-name="T3">MAX</text:span></text:p>
          </draw:text-box>
        </draw:frame>
        <draw:frame draw:style-name="gr9" draw:text-style-name="P7" draw:layer="layout" svg:width="2.016cm" svg:height="1.778cm" svg:x="0cm" svg:y="5.826cm">
          <draw:text-box>
            <text:p><text:span text:style-name="T3">MIN</text:span></text:p>
          </draw:text-box>
        </draw:frame>
        <draw:frame draw:style-name="gr9" draw:text-style-name="P7" draw:layer="layout" svg:width="2.016cm" svg:height="1.778cm" svg:x="0cm" svg:y="3.159cm">
          <draw:text-box>
            <text:p><text:span text:style-name="T3">MAX</text:span></text:p>
          </draw:text-box>
        </draw:frame>
        <draw:frame draw:style-name="gr10" draw:text-style-name="P7" draw:layer="layout" svg:width="1.651cm" svg:height="1.361cm" svg:x="9.763cm" svg:y="1.762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</draw:page>
      <draw:page draw:name="page2" draw:style-name="dp1" draw:master-page-name="Default">
        <draw:frame draw:style-name="gr1" draw:text-style-name="P3" draw:layer="layout" svg:width="1.778cm" svg:height="2.921cm" svg:x="8.239cm" svg:y="1.381cm">
          <draw:text-box>
            <text:p text:style-name="P8"><text:span text:style-name="T1">O|X|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2" draw:text-style-name="P3" draw:layer="layout" svg:width="1.651cm" svg:height="2.54cm" svg:x="1.889cm" svg:y="4.937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3" draw:text-style-name="P4" draw:layer="layout" svg:width="1.905cm" svg:height="2.663cm" svg:x="8.493cm" svg:y="8.37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O|O</text:span></text:p>
          </draw:text-box>
        </draw:frame>
        <draw:frame draw:style-name="gr4" draw:text-style-name="P4" draw:layer="layout" svg:width="2.032cm" svg:height="2.536cm" svg:x="16.24cm" svg:y="5.068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 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7.985cm" svg:y1="3.54cm" svg:x2="3.794cm" svg:y2="4.81cm">
          <text:p/>
        </draw:line>
        <draw:line draw:style-name="gr5" draw:text-style-name="P5" draw:layer="layout" svg:x1="8.874cm" svg:y1="3.794cm" svg:x2="8.874cm" svg:y2="4.556cm">
          <text:p/>
        </draw:line>
        <draw:line draw:style-name="gr5" draw:text-style-name="P5" draw:layer="layout" svg:x1="9.89cm" svg:y1="3.54cm" svg:x2="15.986cm" svg:y2="4.81cm">
          <text:p/>
        </draw:line>
        <draw:frame draw:style-name="gr6" draw:text-style-name="P3" draw:layer="layout" svg:width="1.778cm" svg:height="2.576cm" svg:x="1.254cm" svg:y="8.457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O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7" draw:text-style-name="P3" draw:layer="layout" svg:width="1.778cm" svg:height="2.413cm" svg:x="3.413cm" svg:y="8.493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O|O</text:span></text:p>
          </draw:text-box>
        </draw:frame>
        <draw:frame draw:style-name="gr3" draw:text-style-name="P4" draw:layer="layout" svg:width="1.905cm" svg:height="2.663cm" svg:x="6.08cm" svg:y="8.37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 |O</text:span></text:p>
          </draw:text-box>
        </draw:frame>
        <draw:frame draw:style-name="gr3" draw:text-style-name="P4" draw:layer="layout" svg:width="1.905cm" svg:height="2.663cm" svg:x="8.24cm" svg:y="4.942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 |O</text:span></text:p>
          </draw:text-box>
        </draw:frame>
        <draw:frame draw:style-name="gr4" draw:text-style-name="P4" draw:layer="layout" svg:width="2.032cm" svg:height="2.536cm" svg:x="12.684cm" svg:y="8.493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 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4" draw:text-style-name="P4" draw:layer="layout" svg:width="2.032cm" svg:height="2.536cm" svg:x="16.113cm" svg:y="8.37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O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2.524cm" svg:y1="7.35cm" svg:x2="2.016cm" svg:y2="8.112cm">
          <text:p/>
        </draw:line>
        <draw:line draw:style-name="gr5" draw:text-style-name="P5" draw:layer="layout" svg:x1="2.778cm" svg:y1="7.477cm" svg:x2="3.667cm" svg:y2="8.239cm">
          <text:p/>
        </draw:line>
        <draw:line draw:style-name="gr5" draw:text-style-name="P5" draw:layer="layout" svg:x1="8.239cm" svg:y1="7.35cm" svg:x2="7.223cm" svg:y2="8.112cm">
          <text:p/>
        </draw:line>
        <draw:line draw:style-name="gr5" draw:text-style-name="P5" draw:layer="layout" svg:x1="8.62cm" svg:y1="7.35cm" svg:x2="9.128cm" svg:y2="8.112cm">
          <text:p/>
        </draw:line>
        <draw:line draw:style-name="gr5" draw:text-style-name="P5" draw:layer="layout" svg:x1="16.24cm" svg:y1="7.477cm" svg:x2="13.827cm" svg:y2="8.239cm">
          <text:p/>
        </draw:line>
        <draw:line draw:style-name="gr5" draw:text-style-name="P5" draw:layer="layout" svg:x1="16.748cm" svg:y1="7.477cm" svg:x2="16.875cm" svg:y2="8.112cm">
          <text:p/>
        </draw:line>
        <draw:frame draw:style-name="gr6" draw:text-style-name="P3" draw:layer="layout" svg:width="1.778cm" svg:height="2.576cm" svg:x="1.254cm" svg:y="12.013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O|X</text:span></text:p>
            <text:p text:style-name="P8"><text:span text:style-name="T1">-+-+-</text:span></text:p>
            <text:p text:style-name="P9"><text:span text:style-name="T1">X|X|O</text:span></text:p>
          </draw:text-box>
        </draw:frame>
        <draw:frame draw:style-name="gr7" draw:text-style-name="P3" draw:layer="layout" svg:width="1.778cm" svg:height="2.413cm" svg:x="3.286cm" svg:y="11.922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X|X</text:span></text:p>
            <text:p text:style-name="P8"><text:span text:style-name="T1">-+-+-</text:span></text:p>
            <text:p text:style-name="P9"><text:span text:style-name="T1">X|O|O</text:span></text:p>
          </draw:text-box>
        </draw:frame>
        <draw:frame draw:style-name="gr3" draw:text-style-name="P4" draw:layer="layout" svg:width="1.905cm" svg:height="2.663cm" svg:x="5.953cm" svg:y="11.799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3" draw:text-style-name="P4" draw:layer="layout" svg:width="1.905cm" svg:height="2.663cm" svg:x="8.366cm" svg:y="11.795cm">
          <draw:text-box>
            <text:p text:style-name="P4"><text:span text:style-name="T1">O|X|X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O|O</text:span></text:p>
          </draw:text-box>
        </draw:frame>
        <draw:frame draw:style-name="gr4" draw:text-style-name="P4" draw:layer="layout" svg:width="2.032cm" svg:height="2.536cm" svg:x="12.43cm" svg:y="11.668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4" draw:text-style-name="P4" draw:layer="layout" svg:width="2.032cm" svg:height="2.536cm" svg:x="15.859cm" svg:y="11.545cm">
          <draw:text-box>
            <text:p text:style-name="P4"><text:span text:style-name="T1">O|X|X</text:span></text:p>
            <text:p text:style-name="P4"><text:span text:style-name="T1">-+-+-</text:span></text:p>
            <text:p text:style-name="P4"><text:span text:style-name="T1">O|O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2.016cm" svg:y1="10.906cm" svg:x2="2.016cm" svg:y2="11.922cm">
          <text:p/>
        </draw:line>
        <draw:line draw:style-name="gr5" draw:text-style-name="P5" draw:layer="layout" svg:x1="4.048cm" svg:y1="10.906cm" svg:x2="4.048cm" svg:y2="11.922cm">
          <text:p/>
        </draw:line>
        <draw:line draw:style-name="gr5" draw:text-style-name="P5" draw:layer="layout" svg:x1="6.715cm" svg:y1="10.906cm" svg:x2="6.715cm" svg:y2="11.668cm">
          <text:p/>
        </draw:line>
        <draw:line draw:style-name="gr5" draw:text-style-name="P5" draw:layer="layout" svg:x1="9.255cm" svg:y1="10.779cm" svg:x2="9.255cm" svg:y2="11.668cm">
          <text:p/>
        </draw:line>
        <draw:line draw:style-name="gr5" draw:text-style-name="P5" draw:layer="layout" svg:x1="13.319cm" svg:y1="10.779cm" svg:x2="13.319cm" svg:y2="11.541cm">
          <text:p/>
        </draw:line>
        <draw:line draw:style-name="gr5" draw:text-style-name="P5" draw:layer="layout" svg:x1="16.748cm" svg:y1="10.779cm" svg:x2="16.748cm" svg:y2="11.541cm">
          <text:p/>
        </draw:line>
        <draw:frame draw:style-name="gr8" draw:text-style-name="P6" draw:layer="layout" svg:width="1.27cm" svg:height="1.143cm" svg:x="16.24cm" svg:y="14.208cm">
          <draw:text-box>
            <text:p text:style-name="P6"><text:span text:style-name="T2">-1</text:span></text:p>
          </draw:text-box>
        </draw:frame>
        <draw:frame draw:style-name="gr8" draw:text-style-name="P6" draw:layer="layout" svg:width="1.27cm" svg:height="1.143cm" svg:x="12.811cm" svg:y="14.208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5.953cm" svg:y="14.335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1.508cm" svg:y="14.462cm">
          <draw:text-box>
            <text:p text:style-name="P6"><text:span text:style-name="T2">-1</text:span></text:p>
          </draw:text-box>
        </draw:frame>
        <draw:frame draw:style-name="gr8" draw:text-style-name="P6" draw:layer="layout" svg:width="1.27cm" svg:height="1.143cm" svg:x="3.413cm" svg:y="14.462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8.62cm" svg:y="14.335cm">
          <draw:text-box>
            <text:p text:style-name="P6"><text:span text:style-name="T2">+1</text:span></text:p>
          </draw:text-box>
        </draw:frame>
        <draw:frame draw:style-name="gr9" draw:text-style-name="P7" draw:layer="layout" svg:width="2.016cm" svg:height="1.778cm" svg:x="-0.143cm" svg:y="8.874cm">
          <draw:text-box>
            <text:p text:style-name="P11"><text:span text:style-name="T3">MAX</text:span></text:p>
          </draw:text-box>
        </draw:frame>
        <draw:frame draw:style-name="gr9" draw:text-style-name="P7" draw:layer="layout" svg:width="2.016cm" svg:height="1.778cm" svg:x="0cm" svg:y="5.826cm">
          <draw:text-box>
            <text:p text:style-name="P11"><text:span text:style-name="T3">MIN</text:span></text:p>
          </draw:text-box>
        </draw:frame>
        <draw:frame draw:style-name="gr9" draw:text-style-name="P7" draw:layer="layout" svg:width="2.016cm" svg:height="1.778cm" svg:x="0cm" svg:y="3.159cm">
          <draw:text-box>
            <text:p text:style-name="P11"><text:span text:style-name="T3">MAX</text:span></text:p>
          </draw:text-box>
        </draw:frame>
        <draw:frame draw:style-name="gr10" draw:text-style-name="P7" draw:layer="layout" svg:width="1.651cm" svg:height="1.361cm" svg:x="9.763cm" svg:y="1.762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  <draw:frame draw:style-name="gr10" draw:text-style-name="P7" draw:layer="layout" svg:width="1.651cm" svg:height="1.361cm" svg:x="3.667cm" svg:y="5.608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  <draw:frame draw:style-name="gr10" draw:text-style-name="P7" draw:layer="layout" svg:width="1.651cm" svg:height="1.361cm" svg:x="0.037cm" svg:y="9.812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</draw:page>
      <draw:page draw:name="page3" draw:style-name="dp1" draw:master-page-name="Default">
        <draw:frame draw:style-name="gr1" draw:text-style-name="P3" draw:layer="layout" svg:width="1.778cm" svg:height="2.921cm" svg:x="8.239cm" svg:y="1.381cm">
          <draw:text-box>
            <text:p text:style-name="P8"><text:span text:style-name="T1">O|X|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2" draw:text-style-name="P3" draw:layer="layout" svg:width="1.651cm" svg:height="2.54cm" svg:x="1.889cm" svg:y="4.937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3" draw:text-style-name="P4" draw:layer="layout" svg:width="1.905cm" svg:height="2.663cm" svg:x="8.493cm" svg:y="8.37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O|O</text:span></text:p>
          </draw:text-box>
        </draw:frame>
        <draw:frame draw:style-name="gr4" draw:text-style-name="P4" draw:layer="layout" svg:width="2.032cm" svg:height="2.536cm" svg:x="16.24cm" svg:y="5.068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 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7.985cm" svg:y1="3.54cm" svg:x2="3.794cm" svg:y2="4.81cm">
          <text:p/>
        </draw:line>
        <draw:line draw:style-name="gr5" draw:text-style-name="P5" draw:layer="layout" svg:x1="8.874cm" svg:y1="3.794cm" svg:x2="8.874cm" svg:y2="4.556cm">
          <text:p/>
        </draw:line>
        <draw:line draw:style-name="gr5" draw:text-style-name="P5" draw:layer="layout" svg:x1="9.89cm" svg:y1="3.54cm" svg:x2="15.986cm" svg:y2="4.81cm">
          <text:p/>
        </draw:line>
        <draw:frame draw:style-name="gr6" draw:text-style-name="P3" draw:layer="layout" svg:width="1.778cm" svg:height="2.576cm" svg:x="1.254cm" svg:y="8.457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O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7" draw:text-style-name="P3" draw:layer="layout" svg:width="1.778cm" svg:height="2.413cm" svg:x="3.413cm" svg:y="8.493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O|O</text:span></text:p>
          </draw:text-box>
        </draw:frame>
        <draw:frame draw:style-name="gr3" draw:text-style-name="P4" draw:layer="layout" svg:width="1.905cm" svg:height="2.663cm" svg:x="6.08cm" svg:y="8.37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 |O</text:span></text:p>
          </draw:text-box>
        </draw:frame>
        <draw:frame draw:style-name="gr3" draw:text-style-name="P4" draw:layer="layout" svg:width="1.905cm" svg:height="2.663cm" svg:x="8.24cm" svg:y="4.942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 |O</text:span></text:p>
          </draw:text-box>
        </draw:frame>
        <draw:frame draw:style-name="gr4" draw:text-style-name="P4" draw:layer="layout" svg:width="2.032cm" svg:height="2.536cm" svg:x="12.684cm" svg:y="8.493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 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4" draw:text-style-name="P4" draw:layer="layout" svg:width="2.032cm" svg:height="2.536cm" svg:x="16.113cm" svg:y="8.37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O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2.524cm" svg:y1="7.35cm" svg:x2="2.016cm" svg:y2="8.112cm">
          <text:p/>
        </draw:line>
        <draw:line draw:style-name="gr5" draw:text-style-name="P5" draw:layer="layout" svg:x1="2.778cm" svg:y1="7.477cm" svg:x2="3.667cm" svg:y2="8.239cm">
          <text:p/>
        </draw:line>
        <draw:line draw:style-name="gr5" draw:text-style-name="P5" draw:layer="layout" svg:x1="8.239cm" svg:y1="7.35cm" svg:x2="7.223cm" svg:y2="8.112cm">
          <text:p/>
        </draw:line>
        <draw:line draw:style-name="gr5" draw:text-style-name="P5" draw:layer="layout" svg:x1="8.62cm" svg:y1="7.35cm" svg:x2="9.128cm" svg:y2="8.112cm">
          <text:p/>
        </draw:line>
        <draw:line draw:style-name="gr5" draw:text-style-name="P5" draw:layer="layout" svg:x1="16.24cm" svg:y1="7.477cm" svg:x2="13.827cm" svg:y2="8.239cm">
          <text:p/>
        </draw:line>
        <draw:line draw:style-name="gr5" draw:text-style-name="P5" draw:layer="layout" svg:x1="16.748cm" svg:y1="7.477cm" svg:x2="16.875cm" svg:y2="8.112cm">
          <text:p/>
        </draw:line>
        <draw:frame draw:style-name="gr6" draw:text-style-name="P3" draw:layer="layout" svg:width="1.778cm" svg:height="2.576cm" svg:x="1.254cm" svg:y="12.013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O|X</text:span></text:p>
            <text:p text:style-name="P8"><text:span text:style-name="T1">-+-+-</text:span></text:p>
            <text:p text:style-name="P9"><text:span text:style-name="T1">X|X|O</text:span></text:p>
          </draw:text-box>
        </draw:frame>
        <draw:frame draw:style-name="gr7" draw:text-style-name="P3" draw:layer="layout" svg:width="1.778cm" svg:height="2.413cm" svg:x="3.286cm" svg:y="11.922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X|X</text:span></text:p>
            <text:p text:style-name="P8"><text:span text:style-name="T1">-+-+-</text:span></text:p>
            <text:p text:style-name="P9"><text:span text:style-name="T1">X|O|O</text:span></text:p>
          </draw:text-box>
        </draw:frame>
        <draw:frame draw:style-name="gr3" draw:text-style-name="P4" draw:layer="layout" svg:width="1.905cm" svg:height="2.663cm" svg:x="5.953cm" svg:y="11.799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3" draw:text-style-name="P4" draw:layer="layout" svg:width="1.905cm" svg:height="2.663cm" svg:x="8.366cm" svg:y="11.795cm">
          <draw:text-box>
            <text:p text:style-name="P4"><text:span text:style-name="T1">O|X|X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O|O</text:span></text:p>
          </draw:text-box>
        </draw:frame>
        <draw:frame draw:style-name="gr4" draw:text-style-name="P4" draw:layer="layout" svg:width="2.032cm" svg:height="2.536cm" svg:x="12.43cm" svg:y="11.668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4" draw:text-style-name="P4" draw:layer="layout" svg:width="2.032cm" svg:height="2.536cm" svg:x="15.859cm" svg:y="11.545cm">
          <draw:text-box>
            <text:p text:style-name="P4"><text:span text:style-name="T1">O|X|X</text:span></text:p>
            <text:p text:style-name="P4"><text:span text:style-name="T1">-+-+-</text:span></text:p>
            <text:p text:style-name="P4"><text:span text:style-name="T1">O|O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2.016cm" svg:y1="10.906cm" svg:x2="2.016cm" svg:y2="11.922cm">
          <text:p/>
        </draw:line>
        <draw:line draw:style-name="gr5" draw:text-style-name="P5" draw:layer="layout" svg:x1="4.048cm" svg:y1="10.906cm" svg:x2="4.048cm" svg:y2="11.922cm">
          <text:p/>
        </draw:line>
        <draw:line draw:style-name="gr5" draw:text-style-name="P5" draw:layer="layout" svg:x1="6.715cm" svg:y1="10.906cm" svg:x2="6.715cm" svg:y2="11.668cm">
          <text:p/>
        </draw:line>
        <draw:line draw:style-name="gr5" draw:text-style-name="P5" draw:layer="layout" svg:x1="9.255cm" svg:y1="10.779cm" svg:x2="9.255cm" svg:y2="11.668cm">
          <text:p/>
        </draw:line>
        <draw:line draw:style-name="gr5" draw:text-style-name="P5" draw:layer="layout" svg:x1="13.319cm" svg:y1="10.779cm" svg:x2="13.319cm" svg:y2="11.541cm">
          <text:p/>
        </draw:line>
        <draw:line draw:style-name="gr5" draw:text-style-name="P5" draw:layer="layout" svg:x1="16.748cm" svg:y1="10.779cm" svg:x2="16.748cm" svg:y2="11.541cm">
          <text:p/>
        </draw:line>
        <draw:frame draw:style-name="gr8" draw:text-style-name="P6" draw:layer="layout" svg:width="1.27cm" svg:height="1.143cm" svg:x="16.24cm" svg:y="14.208cm">
          <draw:text-box>
            <text:p text:style-name="P6"><text:span text:style-name="T2">-1</text:span></text:p>
          </draw:text-box>
        </draw:frame>
        <draw:frame draw:style-name="gr8" draw:text-style-name="P6" draw:layer="layout" svg:width="1.27cm" svg:height="1.143cm" svg:x="12.811cm" svg:y="14.208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5.953cm" svg:y="14.335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1.508cm" svg:y="14.462cm">
          <draw:text-box>
            <text:p text:style-name="P6"><text:span text:style-name="T2">-1</text:span></text:p>
          </draw:text-box>
        </draw:frame>
        <draw:frame draw:style-name="gr8" draw:text-style-name="P6" draw:layer="layout" svg:width="1.27cm" svg:height="1.143cm" svg:x="3.413cm" svg:y="14.462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8.62cm" svg:y="14.335cm">
          <draw:text-box>
            <text:p text:style-name="P6"><text:span text:style-name="T2">+1</text:span></text:p>
          </draw:text-box>
        </draw:frame>
        <draw:frame draw:style-name="gr9" draw:text-style-name="P7" draw:layer="layout" svg:width="2.016cm" svg:height="1.778cm" svg:x="-0.143cm" svg:y="8.874cm">
          <draw:text-box>
            <text:p text:style-name="P11"><text:span text:style-name="T3">MAX</text:span></text:p>
          </draw:text-box>
        </draw:frame>
        <draw:frame draw:style-name="gr9" draw:text-style-name="P7" draw:layer="layout" svg:width="2.016cm" svg:height="1.778cm" svg:x="0cm" svg:y="5.826cm">
          <draw:text-box>
            <text:p text:style-name="P11"><text:span text:style-name="T3">MIN</text:span></text:p>
          </draw:text-box>
        </draw:frame>
        <draw:frame draw:style-name="gr9" draw:text-style-name="P7" draw:layer="layout" svg:width="2.016cm" svg:height="1.778cm" svg:x="0cm" svg:y="3.159cm">
          <draw:text-box>
            <text:p text:style-name="P11"><text:span text:style-name="T3">MAX</text:span></text:p>
          </draw:text-box>
        </draw:frame>
        <draw:frame draw:style-name="gr10" draw:text-style-name="P7" draw:layer="layout" svg:width="1.651cm" svg:height="1.361cm" svg:x="9.763cm" svg:y="1.762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  <draw:frame draw:style-name="gr10" draw:text-style-name="P7" draw:layer="layout" svg:width="1.651cm" svg:height="1.361cm" svg:x="3.667cm" svg:y="5.608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  <draw:frame draw:style-name="gr10" draw:text-style-name="P7" draw:layer="layout" svg:width="1.651cm" svg:height="1.361cm" svg:x="0.037cm" svg:y="9.812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  <draw:frame draw:style-name="gr10" draw:text-style-name="P7" draw:layer="layout" svg:width="1.651cm" svg:height="1.361cm" svg:x="0cm" svg:y="12.684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</draw:page>
      <draw:page draw:name="page4" draw:style-name="dp1" draw:master-page-name="Default">
        <draw:frame draw:style-name="gr1" draw:text-style-name="P3" draw:layer="layout" svg:width="1.778cm" svg:height="2.921cm" svg:x="8.239cm" svg:y="1.381cm">
          <draw:text-box>
            <text:p text:style-name="P8"><text:span text:style-name="T1">O|X|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2" draw:text-style-name="P3" draw:layer="layout" svg:width="1.651cm" svg:height="2.54cm" svg:x="1.889cm" svg:y="4.937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3" draw:text-style-name="P4" draw:layer="layout" svg:width="1.905cm" svg:height="2.663cm" svg:x="8.493cm" svg:y="8.37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O|O</text:span></text:p>
          </draw:text-box>
        </draw:frame>
        <draw:frame draw:style-name="gr4" draw:text-style-name="P4" draw:layer="layout" svg:width="2.032cm" svg:height="2.536cm" svg:x="16.24cm" svg:y="5.068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 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7.985cm" svg:y1="3.54cm" svg:x2="3.794cm" svg:y2="4.81cm">
          <text:p/>
        </draw:line>
        <draw:line draw:style-name="gr5" draw:text-style-name="P5" draw:layer="layout" svg:x1="8.874cm" svg:y1="3.794cm" svg:x2="8.874cm" svg:y2="4.556cm">
          <text:p/>
        </draw:line>
        <draw:line draw:style-name="gr5" draw:text-style-name="P5" draw:layer="layout" svg:x1="9.89cm" svg:y1="3.54cm" svg:x2="15.986cm" svg:y2="4.81cm">
          <text:p/>
        </draw:line>
        <draw:frame draw:style-name="gr6" draw:text-style-name="P3" draw:layer="layout" svg:width="1.778cm" svg:height="2.576cm" svg:x="1.254cm" svg:y="8.457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O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7" draw:text-style-name="P3" draw:layer="layout" svg:width="1.778cm" svg:height="2.413cm" svg:x="3.413cm" svg:y="8.493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O|O</text:span></text:p>
          </draw:text-box>
        </draw:frame>
        <draw:frame draw:style-name="gr3" draw:text-style-name="P4" draw:layer="layout" svg:width="1.905cm" svg:height="2.663cm" svg:x="6.08cm" svg:y="8.37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 |O</text:span></text:p>
          </draw:text-box>
        </draw:frame>
        <draw:frame draw:style-name="gr3" draw:text-style-name="P4" draw:layer="layout" svg:width="1.905cm" svg:height="2.663cm" svg:x="8.24cm" svg:y="4.942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 |O</text:span></text:p>
          </draw:text-box>
        </draw:frame>
        <draw:frame draw:style-name="gr4" draw:text-style-name="P4" draw:layer="layout" svg:width="2.032cm" svg:height="2.536cm" svg:x="12.684cm" svg:y="8.493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 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4" draw:text-style-name="P4" draw:layer="layout" svg:width="2.032cm" svg:height="2.536cm" svg:x="16.113cm" svg:y="8.37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O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2.524cm" svg:y1="7.35cm" svg:x2="2.016cm" svg:y2="8.112cm">
          <text:p/>
        </draw:line>
        <draw:line draw:style-name="gr5" draw:text-style-name="P5" draw:layer="layout" svg:x1="2.778cm" svg:y1="7.477cm" svg:x2="3.667cm" svg:y2="8.239cm">
          <text:p/>
        </draw:line>
        <draw:line draw:style-name="gr5" draw:text-style-name="P5" draw:layer="layout" svg:x1="8.239cm" svg:y1="7.35cm" svg:x2="7.223cm" svg:y2="8.112cm">
          <text:p/>
        </draw:line>
        <draw:line draw:style-name="gr5" draw:text-style-name="P5" draw:layer="layout" svg:x1="8.62cm" svg:y1="7.35cm" svg:x2="9.128cm" svg:y2="8.112cm">
          <text:p/>
        </draw:line>
        <draw:line draw:style-name="gr5" draw:text-style-name="P5" draw:layer="layout" svg:x1="16.24cm" svg:y1="7.477cm" svg:x2="13.827cm" svg:y2="8.239cm">
          <text:p/>
        </draw:line>
        <draw:line draw:style-name="gr5" draw:text-style-name="P5" draw:layer="layout" svg:x1="16.748cm" svg:y1="7.477cm" svg:x2="16.875cm" svg:y2="8.112cm">
          <text:p/>
        </draw:line>
        <draw:frame draw:style-name="gr6" draw:text-style-name="P3" draw:layer="layout" svg:width="1.778cm" svg:height="2.576cm" svg:x="1.254cm" svg:y="12.013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O|X</text:span></text:p>
            <text:p text:style-name="P8"><text:span text:style-name="T1">-+-+-</text:span></text:p>
            <text:p text:style-name="P9"><text:span text:style-name="T1">X|X|O</text:span></text:p>
          </draw:text-box>
        </draw:frame>
        <draw:frame draw:style-name="gr7" draw:text-style-name="P3" draw:layer="layout" svg:width="1.778cm" svg:height="2.413cm" svg:x="3.286cm" svg:y="11.922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X|X</text:span></text:p>
            <text:p text:style-name="P8"><text:span text:style-name="T1">-+-+-</text:span></text:p>
            <text:p text:style-name="P9"><text:span text:style-name="T1">X|O|O</text:span></text:p>
          </draw:text-box>
        </draw:frame>
        <draw:frame draw:style-name="gr3" draw:text-style-name="P4" draw:layer="layout" svg:width="1.905cm" svg:height="2.663cm" svg:x="5.953cm" svg:y="11.799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3" draw:text-style-name="P4" draw:layer="layout" svg:width="1.905cm" svg:height="2.663cm" svg:x="8.366cm" svg:y="11.795cm">
          <draw:text-box>
            <text:p text:style-name="P4"><text:span text:style-name="T1">O|X|X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O|O</text:span></text:p>
          </draw:text-box>
        </draw:frame>
        <draw:frame draw:style-name="gr4" draw:text-style-name="P4" draw:layer="layout" svg:width="2.032cm" svg:height="2.536cm" svg:x="12.43cm" svg:y="11.668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4" draw:text-style-name="P4" draw:layer="layout" svg:width="2.032cm" svg:height="2.536cm" svg:x="15.859cm" svg:y="11.545cm">
          <draw:text-box>
            <text:p text:style-name="P4"><text:span text:style-name="T1">O|X|X</text:span></text:p>
            <text:p text:style-name="P4"><text:span text:style-name="T1">-+-+-</text:span></text:p>
            <text:p text:style-name="P4"><text:span text:style-name="T1">O|O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2.016cm" svg:y1="10.906cm" svg:x2="2.016cm" svg:y2="11.922cm">
          <text:p/>
        </draw:line>
        <draw:line draw:style-name="gr5" draw:text-style-name="P5" draw:layer="layout" svg:x1="4.048cm" svg:y1="10.906cm" svg:x2="4.048cm" svg:y2="11.922cm">
          <text:p/>
        </draw:line>
        <draw:line draw:style-name="gr5" draw:text-style-name="P5" draw:layer="layout" svg:x1="6.715cm" svg:y1="10.906cm" svg:x2="6.715cm" svg:y2="11.668cm">
          <text:p/>
        </draw:line>
        <draw:line draw:style-name="gr5" draw:text-style-name="P5" draw:layer="layout" svg:x1="9.255cm" svg:y1="10.779cm" svg:x2="9.255cm" svg:y2="11.668cm">
          <text:p/>
        </draw:line>
        <draw:line draw:style-name="gr5" draw:text-style-name="P5" draw:layer="layout" svg:x1="13.319cm" svg:y1="10.779cm" svg:x2="13.319cm" svg:y2="11.541cm">
          <text:p/>
        </draw:line>
        <draw:line draw:style-name="gr5" draw:text-style-name="P5" draw:layer="layout" svg:x1="16.748cm" svg:y1="10.779cm" svg:x2="16.748cm" svg:y2="11.541cm">
          <text:p/>
        </draw:line>
        <draw:frame draw:style-name="gr8" draw:text-style-name="P6" draw:layer="layout" svg:width="1.27cm" svg:height="1.143cm" svg:x="16.24cm" svg:y="14.208cm">
          <draw:text-box>
            <text:p text:style-name="P6"><text:span text:style-name="T2">-1</text:span></text:p>
          </draw:text-box>
        </draw:frame>
        <draw:frame draw:style-name="gr8" draw:text-style-name="P6" draw:layer="layout" svg:width="1.27cm" svg:height="1.143cm" svg:x="12.811cm" svg:y="14.208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5.953cm" svg:y="14.335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1.508cm" svg:y="14.462cm">
          <draw:text-box>
            <text:p text:style-name="P6"><text:span text:style-name="T2">-1</text:span></text:p>
          </draw:text-box>
        </draw:frame>
        <draw:frame draw:style-name="gr8" draw:text-style-name="P6" draw:layer="layout" svg:width="1.27cm" svg:height="1.143cm" svg:x="3.413cm" svg:y="14.462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8.62cm" svg:y="14.335cm">
          <draw:text-box>
            <text:p text:style-name="P6"><text:span text:style-name="T2">+1</text:span></text:p>
          </draw:text-box>
        </draw:frame>
        <draw:frame draw:style-name="gr9" draw:text-style-name="P7" draw:layer="layout" svg:width="2.016cm" svg:height="1.778cm" svg:x="-0.143cm" svg:y="8.874cm">
          <draw:text-box>
            <text:p text:style-name="P11"><text:span text:style-name="T3">MAX</text:span></text:p>
          </draw:text-box>
        </draw:frame>
        <draw:frame draw:style-name="gr9" draw:text-style-name="P7" draw:layer="layout" svg:width="2.016cm" svg:height="1.778cm" svg:x="0cm" svg:y="5.826cm">
          <draw:text-box>
            <text:p text:style-name="P11"><text:span text:style-name="T3">MIN</text:span></text:p>
          </draw:text-box>
        </draw:frame>
        <draw:frame draw:style-name="gr9" draw:text-style-name="P7" draw:layer="layout" svg:width="2.016cm" svg:height="1.778cm" svg:x="0cm" svg:y="3.159cm">
          <draw:text-box>
            <text:p text:style-name="P11"><text:span text:style-name="T3">MAX</text:span></text:p>
          </draw:text-box>
        </draw:frame>
        <draw:frame draw:style-name="gr10" draw:text-style-name="P7" draw:layer="layout" svg:width="1.651cm" svg:height="1.361cm" svg:x="9.763cm" svg:y="1.762cm">
          <draw:text-box>
            <text:p text:style-name="P7"><text:span text:style-name="T3">a=+1</text:span></text:p>
            <text:p text:style-name="P7"><text:span text:style-name="T3">b=-1</text:span></text:p>
          </draw:text-box>
        </draw:frame>
        <draw:frame draw:style-name="gr10" draw:text-style-name="P7" draw:layer="layout" svg:width="1.651cm" svg:height="1.361cm" svg:x="3.667cm" svg:y="5.608cm">
          <draw:text-box>
            <text:p text:style-name="P7"><text:span text:style-name="T3">a=+1</text:span></text:p>
            <text:p text:style-name="P7"><text:span text:style-name="T3">b=-1</text:span></text:p>
          </draw:text-box>
        </draw:frame>
        <draw:frame draw:style-name="gr10" draw:text-style-name="P7" draw:layer="layout" svg:width="1.651cm" svg:height="1.361cm" svg:x="0.037cm" svg:y="9.812cm">
          <draw:text-box>
            <text:p text:style-name="P7"><text:span text:style-name="T3">a=-1</text:span></text:p>
            <text:p text:style-name="P7"><text:span text:style-name="T3">b=-1</text:span></text:p>
          </draw:text-box>
        </draw:frame>
        <draw:frame draw:style-name="gr10" draw:text-style-name="P7" draw:layer="layout" svg:width="1.651cm" svg:height="1.361cm" svg:x="0cm" svg:y="12.684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  <draw:frame draw:style-name="gr10" draw:text-style-name="P7" draw:layer="layout" svg:width="1.651cm" svg:height="1.361cm" svg:x="4.683cm" svg:y="9.001cm">
          <draw:text-box>
            <text:p text:style-name="P7"><text:span text:style-name="T3">a=+1</text:span></text:p>
            <text:p text:style-name="P7"><text:span text:style-name="T3">b=-1</text:span></text:p>
          </draw:text-box>
        </draw:frame>
        <draw:frame draw:style-name="gr10" draw:text-style-name="P7" draw:layer="layout" svg:width="1.651cm" svg:height="1.361cm" svg:x="4.683cm" svg:y="12.557cm">
          <draw:text-box>
            <text:p text:style-name="P7"><text:span text:style-name="T3">a=+1</text:span></text:p>
            <text:p text:style-name="P7"><text:span text:style-name="T3">b=-1</text:span></text:p>
          </draw:text-box>
        </draw:frame>
      </draw:page>
      <draw:page draw:name="page5" draw:style-name="dp1" draw:master-page-name="Default">
        <draw:frame draw:style-name="gr1" draw:text-style-name="P3" draw:layer="layout" svg:width="1.778cm" svg:height="2.921cm" svg:x="8.239cm" svg:y="1.381cm">
          <draw:text-box>
            <text:p text:style-name="P8"><text:span text:style-name="T1">O|X|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2" draw:text-style-name="P3" draw:layer="layout" svg:width="1.651cm" svg:height="2.54cm" svg:x="1.889cm" svg:y="4.937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3" draw:text-style-name="P4" draw:layer="layout" svg:width="1.905cm" svg:height="2.663cm" svg:x="8.493cm" svg:y="8.37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O|O</text:span></text:p>
          </draw:text-box>
        </draw:frame>
        <draw:frame draw:style-name="gr4" draw:text-style-name="P4" draw:layer="layout" svg:width="2.032cm" svg:height="2.536cm" svg:x="16.24cm" svg:y="5.068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 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7.985cm" svg:y1="3.54cm" svg:x2="3.794cm" svg:y2="4.81cm">
          <text:p/>
        </draw:line>
        <draw:line draw:style-name="gr5" draw:text-style-name="P5" draw:layer="layout" svg:x1="8.874cm" svg:y1="3.794cm" svg:x2="8.874cm" svg:y2="4.556cm">
          <text:p/>
        </draw:line>
        <draw:line draw:style-name="gr5" draw:text-style-name="P5" draw:layer="layout" svg:x1="9.89cm" svg:y1="3.54cm" svg:x2="15.986cm" svg:y2="4.81cm">
          <text:p/>
        </draw:line>
        <draw:frame draw:style-name="gr6" draw:text-style-name="P3" draw:layer="layout" svg:width="1.778cm" svg:height="2.576cm" svg:x="1.254cm" svg:y="8.457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O|X</text:span></text:p>
            <text:p text:style-name="P8"><text:span text:style-name="T1">-+-+-</text:span></text:p>
            <text:p text:style-name="P9"><text:span text:style-name="T1">X| |O</text:span></text:p>
          </draw:text-box>
        </draw:frame>
        <draw:frame draw:style-name="gr7" draw:text-style-name="P3" draw:layer="layout" svg:width="1.778cm" svg:height="2.413cm" svg:x="3.413cm" svg:y="8.493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 |X</text:span></text:p>
            <text:p text:style-name="P8"><text:span text:style-name="T1">-+-+-</text:span></text:p>
            <text:p text:style-name="P9"><text:span text:style-name="T1">X|O|O</text:span></text:p>
          </draw:text-box>
        </draw:frame>
        <draw:frame draw:style-name="gr3" draw:text-style-name="P4" draw:layer="layout" svg:width="1.905cm" svg:height="2.663cm" svg:x="6.08cm" svg:y="8.37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 |O</text:span></text:p>
          </draw:text-box>
        </draw:frame>
        <draw:frame draw:style-name="gr3" draw:text-style-name="P4" draw:layer="layout" svg:width="1.905cm" svg:height="2.663cm" svg:x="8.24cm" svg:y="4.942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 |O</text:span></text:p>
          </draw:text-box>
        </draw:frame>
        <draw:frame draw:style-name="gr4" draw:text-style-name="P4" draw:layer="layout" svg:width="2.032cm" svg:height="2.536cm" svg:x="12.684cm" svg:y="8.493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 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4" draw:text-style-name="P4" draw:layer="layout" svg:width="2.032cm" svg:height="2.536cm" svg:x="16.113cm" svg:y="8.37cm">
          <draw:text-box>
            <text:p text:style-name="P4"><text:span text:style-name="T1">O|X|</text:span></text:p>
            <text:p text:style-name="P4"><text:span text:style-name="T1">-+-+-</text:span></text:p>
            <text:p text:style-name="P4"><text:span text:style-name="T1">O|O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2.524cm" svg:y1="7.35cm" svg:x2="2.016cm" svg:y2="8.112cm">
          <text:p/>
        </draw:line>
        <draw:line draw:style-name="gr5" draw:text-style-name="P5" draw:layer="layout" svg:x1="2.778cm" svg:y1="7.477cm" svg:x2="3.667cm" svg:y2="8.239cm">
          <text:p/>
        </draw:line>
        <draw:line draw:style-name="gr5" draw:text-style-name="P5" draw:layer="layout" svg:x1="8.239cm" svg:y1="7.35cm" svg:x2="7.223cm" svg:y2="8.112cm">
          <text:p/>
        </draw:line>
        <draw:line draw:style-name="gr5" draw:text-style-name="P5" draw:layer="layout" svg:x1="8.62cm" svg:y1="7.35cm" svg:x2="9.128cm" svg:y2="8.112cm">
          <text:p/>
        </draw:line>
        <draw:line draw:style-name="gr5" draw:text-style-name="P5" draw:layer="layout" svg:x1="16.24cm" svg:y1="7.477cm" svg:x2="13.827cm" svg:y2="8.239cm">
          <text:p/>
        </draw:line>
        <draw:line draw:style-name="gr5" draw:text-style-name="P5" draw:layer="layout" svg:x1="16.748cm" svg:y1="7.477cm" svg:x2="16.875cm" svg:y2="8.112cm">
          <text:p/>
        </draw:line>
        <draw:frame draw:style-name="gr6" draw:text-style-name="P3" draw:layer="layout" svg:width="1.778cm" svg:height="2.576cm" svg:x="1.254cm" svg:y="12.013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O|X</text:span></text:p>
            <text:p text:style-name="P8"><text:span text:style-name="T1">-+-+-</text:span></text:p>
            <text:p text:style-name="P9"><text:span text:style-name="T1">X|X|O</text:span></text:p>
          </draw:text-box>
        </draw:frame>
        <draw:frame draw:style-name="gr7" draw:text-style-name="P3" draw:layer="layout" svg:width="1.778cm" svg:height="2.413cm" svg:x="3.286cm" svg:y="11.922cm">
          <draw:text-box>
            <text:p text:style-name="P8"><text:span text:style-name="T1">O|X|X</text:span></text:p>
            <text:p text:style-name="P8"><text:span text:style-name="T1">-+-+-</text:span></text:p>
            <text:p text:style-name="P8"><text:span text:style-name="T1">O|X|X</text:span></text:p>
            <text:p text:style-name="P8"><text:span text:style-name="T1">-+-+-</text:span></text:p>
            <text:p text:style-name="P9"><text:span text:style-name="T1">X|O|O</text:span></text:p>
          </draw:text-box>
        </draw:frame>
        <draw:frame draw:style-name="gr3" draw:text-style-name="P4" draw:layer="layout" svg:width="1.905cm" svg:height="2.663cm" svg:x="5.953cm" svg:y="11.799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3" draw:text-style-name="P4" draw:layer="layout" svg:width="1.905cm" svg:height="2.663cm" svg:x="8.366cm" svg:y="11.795cm">
          <draw:text-box>
            <text:p text:style-name="P4"><text:span text:style-name="T1">O|X|X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O|O</text:span></text:p>
          </draw:text-box>
        </draw:frame>
        <draw:frame draw:style-name="gr4" draw:text-style-name="P4" draw:layer="layout" svg:width="2.032cm" svg:height="2.536cm" svg:x="12.43cm" svg:y="11.668cm">
          <draw:text-box>
            <text:p text:style-name="P4"><text:span text:style-name="T1">O|X|O</text:span></text:p>
            <text:p text:style-name="P4"><text:span text:style-name="T1">-+-+-</text:span></text:p>
            <text:p text:style-name="P4"><text:span text:style-name="T1">O|X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frame draw:style-name="gr4" draw:text-style-name="P4" draw:layer="layout" svg:width="2.032cm" svg:height="2.536cm" svg:x="15.859cm" svg:y="11.545cm">
          <draw:text-box>
            <text:p text:style-name="P4"><text:span text:style-name="T1">O|X|X</text:span></text:p>
            <text:p text:style-name="P4"><text:span text:style-name="T1">-+-+-</text:span></text:p>
            <text:p text:style-name="P4"><text:span text:style-name="T1">O|O|X</text:span></text:p>
            <text:p text:style-name="P4"><text:span text:style-name="T1">-+-+-</text:span></text:p>
            <text:p text:style-name="P10"><text:span text:style-name="T1">X|X|O</text:span></text:p>
          </draw:text-box>
        </draw:frame>
        <draw:line draw:style-name="gr5" draw:text-style-name="P5" draw:layer="layout" svg:x1="2.016cm" svg:y1="10.906cm" svg:x2="2.016cm" svg:y2="11.922cm">
          <text:p/>
        </draw:line>
        <draw:line draw:style-name="gr5" draw:text-style-name="P5" draw:layer="layout" svg:x1="4.048cm" svg:y1="10.906cm" svg:x2="4.048cm" svg:y2="11.922cm">
          <text:p/>
        </draw:line>
        <draw:line draw:style-name="gr5" draw:text-style-name="P5" draw:layer="layout" svg:x1="6.715cm" svg:y1="10.906cm" svg:x2="6.715cm" svg:y2="11.668cm">
          <text:p/>
        </draw:line>
        <draw:line draw:style-name="gr5" draw:text-style-name="P5" draw:layer="layout" svg:x1="9.255cm" svg:y1="10.779cm" svg:x2="9.255cm" svg:y2="11.668cm">
          <text:p/>
        </draw:line>
        <draw:line draw:style-name="gr5" draw:text-style-name="P5" draw:layer="layout" svg:x1="13.319cm" svg:y1="10.779cm" svg:x2="13.319cm" svg:y2="11.541cm">
          <text:p/>
        </draw:line>
        <draw:line draw:style-name="gr5" draw:text-style-name="P5" draw:layer="layout" svg:x1="16.748cm" svg:y1="10.779cm" svg:x2="16.748cm" svg:y2="11.541cm">
          <text:p/>
        </draw:line>
        <draw:frame draw:style-name="gr8" draw:text-style-name="P6" draw:layer="layout" svg:width="1.27cm" svg:height="1.143cm" svg:x="16.24cm" svg:y="14.208cm">
          <draw:text-box>
            <text:p text:style-name="P6"><text:span text:style-name="T2">-1</text:span></text:p>
          </draw:text-box>
        </draw:frame>
        <draw:frame draw:style-name="gr8" draw:text-style-name="P6" draw:layer="layout" svg:width="1.27cm" svg:height="1.143cm" svg:x="12.811cm" svg:y="14.208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5.953cm" svg:y="14.335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1.508cm" svg:y="14.462cm">
          <draw:text-box>
            <text:p text:style-name="P6"><text:span text:style-name="T2">-1</text:span></text:p>
          </draw:text-box>
        </draw:frame>
        <draw:frame draw:style-name="gr8" draw:text-style-name="P6" draw:layer="layout" svg:width="1.27cm" svg:height="1.143cm" svg:x="3.413cm" svg:y="14.462cm">
          <draw:text-box>
            <text:p text:style-name="P6"><text:span text:style-name="T2">+1</text:span></text:p>
          </draw:text-box>
        </draw:frame>
        <draw:frame draw:style-name="gr8" draw:text-style-name="P6" draw:layer="layout" svg:width="1.27cm" svg:height="1.143cm" svg:x="8.62cm" svg:y="14.335cm">
          <draw:text-box>
            <text:p text:style-name="P6"><text:span text:style-name="T2">+1</text:span></text:p>
          </draw:text-box>
        </draw:frame>
        <draw:frame draw:style-name="gr9" draw:text-style-name="P7" draw:layer="layout" svg:width="2.016cm" svg:height="1.778cm" svg:x="-0.143cm" svg:y="8.874cm">
          <draw:text-box>
            <text:p text:style-name="P11"><text:span text:style-name="T3">MAX</text:span></text:p>
          </draw:text-box>
        </draw:frame>
        <draw:frame draw:style-name="gr9" draw:text-style-name="P7" draw:layer="layout" svg:width="2.016cm" svg:height="1.778cm" svg:x="0cm" svg:y="5.826cm">
          <draw:text-box>
            <text:p text:style-name="P11"><text:span text:style-name="T3">MIN</text:span></text:p>
          </draw:text-box>
        </draw:frame>
        <draw:frame draw:style-name="gr9" draw:text-style-name="P7" draw:layer="layout" svg:width="2.016cm" svg:height="1.778cm" svg:x="0cm" svg:y="3.159cm">
          <draw:text-box>
            <text:p text:style-name="P11"><text:span text:style-name="T3">MAX</text:span></text:p>
          </draw:text-box>
        </draw:frame>
        <draw:frame draw:style-name="gr10" draw:text-style-name="P7" draw:layer="layout" svg:width="1.651cm" svg:height="1.361cm" svg:x="9.763cm" svg:y="1.762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  <draw:frame draw:style-name="gr10" draw:text-style-name="P7" draw:layer="layout" svg:width="1.651cm" svg:height="1.361cm" svg:x="3.667cm" svg:y="5.608cm">
          <draw:text-box>
            <text:p text:style-name="P7"><text:span text:style-name="T3">a=+1</text:span></text:p>
            <text:p text:style-name="P7"><text:span text:style-name="T3">b=-1</text:span></text:p>
          </draw:text-box>
        </draw:frame>
        <draw:frame draw:style-name="gr10" draw:text-style-name="P7" draw:layer="layout" svg:width="1.651cm" svg:height="1.361cm" svg:x="0.037cm" svg:y="9.812cm">
          <draw:text-box>
            <text:p text:style-name="P7"><text:span text:style-name="T3">a=-1</text:span></text:p>
            <text:p text:style-name="P7"><text:span text:style-name="T3">b=-1</text:span></text:p>
          </draw:text-box>
        </draw:frame>
        <draw:frame draw:style-name="gr10" draw:text-style-name="P7" draw:layer="layout" svg:width="1.651cm" svg:height="1.361cm" svg:x="0cm" svg:y="12.684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  <draw:frame draw:style-name="gr10" draw:text-style-name="P7" draw:layer="layout" svg:width="1.651cm" svg:height="1.361cm" svg:x="4.683cm" svg:y="9.001cm">
          <draw:text-box>
            <text:p text:style-name="P7"><text:span text:style-name="T3">a=+1</text:span></text:p>
            <text:p text:style-name="P7"><text:span text:style-name="T3">b=-1</text:span></text:p>
          </draw:text-box>
        </draw:frame>
        <draw:frame draw:style-name="gr10" draw:text-style-name="P7" draw:layer="layout" svg:width="1.651cm" svg:height="1.361cm" svg:x="4.683cm" svg:y="12.557cm">
          <draw:text-box>
            <text:p text:style-name="P7"><text:span text:style-name="T3">a=+1</text:span></text:p>
            <text:p text:style-name="P7"><text:span text:style-name="T3">b=-1</text:span></text:p>
          </draw:text-box>
        </draw:frame>
        <draw:frame draw:style-name="gr10" draw:text-style-name="P7" draw:layer="layout" svg:width="1.651cm" svg:height="1.361cm" svg:x="9.636cm" svg:y="5.354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  <draw:frame draw:style-name="gr10" draw:text-style-name="P7" draw:layer="layout" svg:width="1.651cm" svg:height="1.361cm" svg:x="7.223cm" svg:y="8.874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  <draw:frame draw:style-name="gr10" draw:text-style-name="P7" draw:layer="layout" svg:width="1.651cm" svg:height="1.361cm" svg:x="7.223cm" svg:y="12.212cm">
          <draw:text-box>
            <text:p text:style-name="P7"><text:span text:style-name="T3">a=-1</text:span></text:p>
            <text:p text:style-name="P7"><text:span text:style-name="T3">b=+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Kovanen</meta:initial-creator>
    <meta:creation-date>2012-09-16T15:02:03</meta:creation-date>
    <dc:date>2012-09-20T14:01:05</dc:date>
    <dc:creator>Tony Kovanen</dc:creator>
    <meta:editing-duration>PT31M16S</meta:editing-duration>
    <meta:editing-cycles>9</meta:editing-cycles>
    <meta:generator>LibreOffice/3.4$Unix LibreOffice_project/340m1$Build-302</meta:generator>
    <meta:document-statistic meta:object-count="223"/>
  </office:meta>
</office:document-meta>
</file>